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officeooo:paragraph-rsid="000b5644" style:font-size-asian="12pt" style:font-size-complex="12pt"/>
    </style:style>
    <style:style style:name="P3" style:family="paragraph" style:parent-style-name="Standard">
      <style:text-properties fo:font-size="12pt" fo:font-weight="bold" officeooo:rsid="000627b4" officeooo:paragraph-rsid="000627b4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in" fo:margin-bottom="0in" style:contextual-spacing="false"/>
      <style:text-properties fo:font-size="12pt" fo:font-weight="bold" officeooo:rsid="0007b20e" officeooo:paragraph-rsid="0007b20e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top="0in" fo:margin-bottom="0in" style:contextual-spacing="false"/>
      <style:text-properties fo:font-size="12pt" style:font-size-asian="12pt" style:font-size-complex="12pt"/>
    </style:style>
    <style:style style:name="P7" style:family="paragraph" style:parent-style-name="Text_20_body">
      <style:paragraph-properties fo:margin-top="0in" fo:margin-bottom="0in" style:contextual-spacing="false"/>
      <style:text-properties fo:font-size="12pt" officeooo:paragraph-rsid="000b5644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paragraph-rsid="0007b20e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paragraph-rsid="0007b20e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0b5644" officeooo:paragraph-rsid="000b5644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rsid="0007b20e" officeooo:paragraph-rsid="0007b20e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1f6f47" officeooo:paragraph-rsid="0007b20e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0ecd8a" officeooo:paragraph-rsid="000ecd8a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officeooo:rsid="000ecd8a" officeooo:paragraph-rsid="000ecd8a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148943" officeooo:paragraph-rsid="00148943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16874d" officeooo:paragraph-rsid="0016874d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fo:font-weight="bold" officeooo:rsid="000b5644" officeooo:paragraph-rsid="000b5644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2pt" fo:font-weight="bold" officeooo:rsid="000b5644" officeooo:paragraph-rsid="0007b20e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2pt" fo:font-weight="bold" officeooo:rsid="0007b20e" officeooo:paragraph-rsid="0007b20e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0092e77" officeooo:paragraph-rsid="0007b27f" style:font-size-asian="12pt" style:font-size-complex="12pt"/>
    </style:style>
    <style:style style:name="P21" style:family="paragraph" style:parent-style-name="Table_20_Contents" style:list-style-name="L1">
      <style:paragraph-properties fo:text-align="start" style:justify-single-word="false"/>
      <style:text-properties fo:font-size="12pt" officeooo:rsid="0007b20e" officeooo:paragraph-rsid="0007b20e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rsid="0007b20e" officeooo:paragraph-rsid="0007b20e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officeooo:rsid="000b5644" officeooo:paragraph-rsid="000b5644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187166" officeooo:paragraph-rsid="00187166" style:font-size-asian="12pt" style:font-size-complex="12pt"/>
    </style:style>
    <style:style style:name="P25" style:family="paragraph" style:parent-style-name="Text_20_body" style:list-style-name="L1">
      <style:paragraph-properties fo:margin-top="0in" fo:margin-bottom="0in" style:contextual-spacing="false"/>
      <style:text-properties fo:font-size="12pt" style:font-size-asian="12pt" style:font-size-complex="12pt"/>
    </style:style>
    <style:style style:name="P26" style:family="paragraph" style:parent-style-name="Text_20_body" style:list-style-name="L2">
      <style:paragraph-properties fo:margin-top="0in" fo:margin-bottom="0in" style:contextual-spacing="false"/>
      <style:text-properties fo:font-size="12pt" officeooo:paragraph-rsid="000b5644" style:font-size-asian="12pt" style:font-size-complex="12pt"/>
    </style:style>
    <style:style style:name="T1" style:family="text">
      <style:text-properties officeooo:rsid="0026b7a9"/>
    </style:style>
    <style:style style:name="T2" style:family="text">
      <style:text-properties fo:font-weight="bold" officeooo:rsid="000627b4" style:font-weight-asian="bold" style:font-weight-complex="bold"/>
    </style:style>
    <style:style style:name="T3" style:family="text">
      <style:text-properties fo:font-weight="bold" officeooo:rsid="0007b20e" style:font-weight-asian="bold" style:font-weight-complex="bold"/>
    </style:style>
    <style:style style:name="T4" style:family="text">
      <style:text-properties officeooo:rsid="0007b20e"/>
    </style:style>
    <style:style style:name="T5" style:family="text">
      <style:text-properties officeooo:rsid="000825eb"/>
    </style:style>
    <style:style style:name="T6" style:family="text">
      <style:text-properties officeooo:rsid="000e45c0"/>
    </style:style>
    <style:style style:name="T7" style:family="text">
      <style:text-properties officeooo:rsid="001489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reedy strategy</text:p>
      <text:list xml:id="list6128317696471905039" text:style-name="L1">
        <text:list-item>
          <text:p text:style-name="P25">A greedy algorithm obtains an optimal solution to a problem by making a sequence of choices, each of which is a locally optimal one, in the hope that these choices lead to a globally optimal solution.</text:p>
        </text:list-item>
        <text:list-item>
          <text:p text:style-name="P25">All solutions which can be solved using dynamic programming can also be solved by making greedy choices(just that the solution may not be the optimal one).</text:p>
        </text:list-item>
        <text:list-item>
          <text:p text:style-name="P25">This is a heuristic based approach and thus will not always produce an optimal solution. So we use it only when it does</text:p>
        </text:list-item>
        <text:list-item>
          <text:p text:style-name="P25">Typical dynamic programming based solutions to problems with optimal substructure have multiple subproblems based on several choices leading towards a solution. At each step each step we solve to get all solutions. We then make a choice and choose the best among them. In the greedy method, we instead make a choice(the greedy one) before handed and thus eliminate all but one possible way towards an optimal solution at each step.</text:p>
        </text:list-item>
        <text:list-item>
          <text:p text:style-name="P25">If greedy strategy works for a particular problem, choosing dynamic programming over it is is an overkill.</text:p>
        </text:list-item>
      </text:list>
      <text:p text:style-name="P6"/>
      <text:p text:style-name="P2"><text:span text:style-name="T3">Typical s</text:span><text:span text:style-name="T2">tructure of a iterative greedy solution</text:span></text:p>
      <text:list xml:id="list8386657482510333487" text:style-name="L2">
        <text:list-item>
          <text:p text:style-name="P26">Initially the set of chosen items is empty i.e., solution set.</text:p>
        </text:list-item>
        <text:list-item>
          <text:p text:style-name="P26">At each step </text:p>
          <text:list>
            <text:list-item>
              <text:p text:style-name="P26"><text:span text:style-name="T5">Consider adding an i</text:span>tem <text:span text:style-name="T5">to the </text:span>solution set by using <text:span text:style-name="T5">a </text:span>selection<text:span text:style-name="T5">-</text:span>function/<text:span text:style-name="T5">greedy-strategy</text:span>. </text:p>
            </text:list-item>
            <text:list-item>
              <text:p text:style-name="P26">IF set is feasible THEN </text:p>
              <text:list>
                <text:list-header>
                  <text:p text:style-name="P26"><text:span text:style-name="T5">A</text:span>dd the current item. </text:p>
                </text:list-header>
              </text:list>
              <text:p text:style-name="P26"><text:span text:style-name="T5">ELSE </text:span>IF the set <text:span text:style-name="T5">is not</text:span> be feasible </text:p>
              <text:list text:continue-numbering="true">
                <text:list-header>
                  <text:p text:style-name="P26"><text:span text:style-name="T5">R</text:span>eject items under consideration (and never consider again). </text:p>
                </text:list-header>
              </text:list>
            </text:list-item>
          </text:list>
        </text:list-item>
      </text:list>
      <text:p text:style-name="P7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8">Greedy algorithm</text:p>
          </table:table-cell>
          <table:table-cell table:style-name="Table1.A1" office:value-type="string">
            <text:p text:style-name="P19">Greedy strategy employed at each step/iteration of the greedy solution</text:p>
          </table:table-cell>
          <table:table-cell table:style-name="Table1.C1" office:value-type="string">
            <text:p text:style-name="P17">Contrast with dynamic solution</text:p>
          </table:table-cell>
        </table:table-row>
        <table:table-row>
          <table:table-cell table:style-name="Table1.A2" office:value-type="string">
            <text:p text:style-name="P8">Fractional knapsack</text:p>
          </table:table-cell>
          <table:table-cell table:style-name="Table1.A2" office:value-type="string">
            <text:p text:style-name="P20">Select the item(largest possible fraction) with the highest value per unit weight.</text:p>
          </table:table-cell>
          <table:table-cell table:style-name="Table1.C2" office:value-type="string">
            <text:p text:style-name="P10">Determine value of all possible packings. Select the one with the maximum value</text:p>
          </table:table-cell>
        </table:table-row>
        <table:table-row>
          <table:table-cell table:style-name="Table1.A2" office:value-type="string">
            <text:p text:style-name="P8"><text:a xlink:type="simple" xlink:href="../Activity%20Selector.odt">Activity selection</text:a>/<text:span text:style-name="T7">Interval scheduling</text:span></text:p>
            <text:p text:style-name="P8"/>
          </table:table-cell>
          <table:table-cell table:style-name="Table1.A2" office:value-type="string">
            <text:p text:style-name="P11">Select that activity which has the </text:p>
            <text:list xml:id="list144610610768831" text:continue-list="list6128317696471905039" text:style-name="L1">
              <text:list-item>
                <text:p text:style-name="P21">Earliest finish time among the remaining activities.</text:p>
              </text:list-item>
              <text:list-item>
                <text:p text:style-name="P21">Whose start time is greater than the finish time of the last activity in the solution set.</text:p>
              </text:list-item>
            </text:list>
          </table:table-cell>
          <table:table-cell table:style-name="Table1.C2" office:value-type="string">
            <text:p text:style-name="P10">Determine all possible legal sets of activities. Select the one which has the largest number of activities.</text:p>
          </table:table-cell>
        </table:table-row>
        <table:table-row>
          <table:table-cell table:style-name="Table1.A2" office:value-type="string">
            <text:p text:style-name="P15">All interval scheduling</text:p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6">Scheduling with penalty</text:p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6">Huffmans coding</text:p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24"><text:a xlink:type="simple" xlink:href="../Maximize%20requests.odt">Cabs – Maximizing requests</text:a></text:p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24"><text:a xlink:type="simple" xlink:href="../Minimize%20cabs.odt">Cabs – Minimizing cabs</text:a></text:p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3">Scheduling jobs with deadlines and profits</text:p>
          </table:table-cell>
          <table:table-cell table:style-name="Table1.A2" office:value-type="string">
            <text:p text:style-name="P14">Select the job with the highest profit per time unit</text:p>
          </table:table-cell>
          <table:table-cell table:style-name="Table1.C2" office:value-type="string">
            <text:p text:style-name="P14">Determine all possible legal schedules. Select the one which <text:soft-page-break/>has the largest total profit</text:p>
          </table:table-cell>
        </table:table-row>
        <table:table-row>
          <table:table-cell table:style-name="Table1.A2" office:value-type="string">
            <text:p text:style-name="P8"><text:a xlink:type="simple" xlink:href="../Minimum%20spanning%20tree.odt#Prims%20Algorithm"><text:span text:style-name="T6">Prims algorithm</text:span></text:a><text:a xlink:type="simple" xlink:href="../Minimum%20spanning%20tree.odt#Prims%20Algorithm"><text:span text:style-name="T6"> for minimum </text:span></text:a><text:a xlink:type="simple" xlink:href="../Minimum%20spanning%20tree.odt#Prims%20Algorithm"><text:span text:style-name="T6">spanning trees</text:span></text:a></text:p>
            <text:p text:style-name="P12"/>
          </table:table-cell>
          <table:table-cell table:style-name="Table1.A2" office:value-type="string">
            <text:p text:style-name="P9"><text:span text:style-name="T4">Select a vertex from the among the neighbouring ones which is at the least distance from the construction-in-progress MST.</text:span></text:p>
          </table:table-cell>
          <table:table-cell table:style-name="Table1.C2" table:number-rows-spanned="2" office:value-type="string">
            <text:p text:style-name="P10">Determine all possible spanning trees. Select the one with the minimum weight.</text:p>
          </table:table-cell>
        </table:table-row>
        <table:table-row>
          <table:table-cell table:style-name="Table1.A2" office:value-type="string">
            <text:p text:style-name="P8"><text:a xlink:type="simple" xlink:href="../../../../../tmp/Minimum%20spanning%20tree.odt#Kruskals%20Algorithm"><text:span text:style-name="T1">Kruskal's algorith</text:span></text:a><text:a xlink:type="simple" xlink:href="../../../../../tmp/Minimum%20spanning%20tree.odt#Kruskals%20Algorithm"><text:span text:style-name="T1">m</text:span></text:a><text:a xlink:type="simple" xlink:href="../../../../../tmp/Minimum%20spanning%20tree.odt#Kruskals%20Algorithm"><text:span text:style-name="T1"> </text:span></text:a><text:a xlink:type="simple" xlink:href="../../../../../tmp/Minimum%20spanning%20tree.odt#Kruskals%20Algorithm"><text:span text:style-name="T1">for </text:span></text:a><text:a xlink:type="simple" xlink:href="../../../../../tmp/Minimum%20spanning%20tree.odt#Kruskals%20Algorithm"><text:span text:style-name="T1">minimum spanning trees</text:span></text:a></text:p>
            <text:p text:style-name="P12"/>
          </table:table-cell>
          <table:table-cell table:style-name="Table1.A2" office:value-type="string">
            <text:p text:style-name="P11">Select an edge with the least weight which does not form a cycle the construction-in-progress MST.</text:p>
          </table:table-cell>
          <table:covered-table-cell/>
        </table:table-row>
        <table:table-row>
          <table:table-cell table:style-name="Table1.A2" office:value-type="string">
            <text:p text:style-name="P8"><text:a xlink:type="simple" xlink:href="../../../../../tmp/Dijkstra's%20algorithm.odt"><text:span text:style-name="T1">Dijkstra's </text:span></text:a><text:a xlink:type="simple" xlink:href="../../../../../tmp/Dijkstra's%20algorithm.odt"><text:span text:style-name="T1">algorithm </text:span></text:a><text:a xlink:type="simple" xlink:href="../../../../../tmp/Dijkstra's%20algorithm.odt"><text:span text:style-name="T1">shortest path</text:span></text:a></text:p>
          </table:table-cell>
          <table:table-cell table:style-name="Table1.A2" office:value-type="string">
            <text:p text:style-name="P11">Select a vertex from the among the neighbouring ones which is at the least distance from the source vertex of the construction-in-progress shortest-path spanning tree.</text:p>
          </table:table-cell>
          <table:table-cell table:style-name="Table1.C2" office:value-type="string">
            <text:p text:style-name="P10">For each vertex, determine all possible paths from the source vertex. Pick the shortest one.</text:p>
          </table:table-cell>
        </table:table-row>
      </table:table>
      <text:p text:style-name="P5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7-25T16:53:31</meta:creation-date>
    <dc:date>2013-11-13T14:46:08.661864173</dc:date>
    <dc:creator>Kempa </dc:creator>
    <meta:editing-duration>PT18H2M33S</meta:editing-duration>
    <meta:editing-cycles>26</meta:editing-cycles>
    <meta:generator>LibreOffice/4.1.2.3$Linux_x86 LibreOffice_project/410m0$Build-3</meta:generator>
    <meta:document-statistic meta:table-count="1" meta:image-count="0" meta:object-count="0" meta:page-count="2" meta:paragraph-count="41" meta:word-count="487" meta:character-count="2985" meta:non-whitespace-character-count="2544"/>
  </office:meta>
</office:document-meta>
</file>